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Object 6" manifest:media-type="application/vnd.sun.star.oleobject"/>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charset="x-symbol"/>
    <style:font-face style:name="Symbol" svg:font-family="Symbol" style:font-family-generic="roman" style:font-charset="x-symbol"/>
    <style:font-face style:name="Lohit Devanagari1" svg:font-family="'Lohit Devanagari'"/>
    <style:font-face style:name="SimSun" svg:font-family="SimSun"/>
    <style:font-face style:name="Courier New" svg:font-family="'Courier New'" style:font-family-generic="modern"/>
    <style:font-face style:name="Times New Roman" svg:font-family="'Times New Roman'" style:font-family-generic="roman"/>
    <style:font-face style:name="Arial" svg:font-family="Arial" style:font-family-generic="swiss"/>
    <style:font-face style:name="Calibri" svg:font-family="Calibri"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_20_Body1">
      <style:paragraph-properties fo:margin-top="0cm" fo:margin-bottom="0cm" loext:contextual-spacing="false"/>
    </style:style>
    <style:style style:name="P2" style:family="paragraph" style:parent-style-name="Figure_20_Title">
      <style:paragraph-properties fo:text-align="justify" style:justify-single-word="false"/>
    </style:style>
    <style:style style:name="P3" style:family="paragraph" style:parent-style-name="Figure_20_Title">
      <style:paragraph-properties fo:text-align="justify" style:justify-single-word="false"/>
      <style:text-properties fo:language="en" fo:country="IN" fo:font-weight="bold" style:font-weight-asian="bold" style:font-weight-complex="bold"/>
    </style:style>
    <style:style style:name="P4" style:family="paragraph" style:parent-style-name="Figure_20_Title">
      <style:paragraph-properties fo:text-align="start" style:justify-single-word="false"/>
      <style:text-properties fo:language="en" fo:country="IN" fo:font-weight="bold" style:font-weight-asian="bold" style:font-weight-complex="bold"/>
    </style:style>
    <style:style style:name="P5" style:family="paragraph" style:parent-style-name="Figure_20_Title">
      <style:paragraph-properties fo:text-align="start" style:justify-single-word="false"/>
    </style:style>
    <style:style style:name="P6" style:family="paragraph" style:parent-style-name="Figure_20_Title">
      <style:paragraph-properties fo:margin-left="0cm" fo:margin-right="0cm" fo:text-align="justify" style:justify-single-word="false" fo:text-indent="1.27cm" style:auto-text-indent="false"/>
      <style:text-properties fo:font-size="12pt" fo:language="en" fo:country="IN" style:font-size-asian="12pt" style:font-size-complex="10pt"/>
    </style:style>
    <style:style style:name="P7" style:family="paragraph" style:parent-style-name="Figure_20_Title">
      <style:paragraph-properties fo:margin-left="0cm" fo:margin-right="0cm" fo:text-align="start" style:justify-single-word="false" fo:text-indent="1.27cm" style:auto-text-indent="false"/>
      <style:text-properties fo:font-size="12pt" fo:language="en" fo:country="IN" style:font-size-asian="12pt" style:font-size-complex="10pt"/>
    </style:style>
    <style:style style:name="P8" style:family="paragraph" style:parent-style-name="Footer">
      <style:paragraph-properties fo:margin-left="0cm" fo:margin-right="0.635cm" fo:text-indent="1.27cm" style:auto-text-indent="false">
        <style:tab-stops>
          <style:tab-stop style:position="7.62cm" style:type="center"/>
          <style:tab-stop style:position="15.24cm" style:type="right"/>
        </style:tab-stops>
      </style:paragraph-properties>
    </style:style>
    <style:style style:name="P9" style:family="paragraph" style:parent-style-name="Heading_20_1" style:master-page-name="Standard">
      <style:paragraph-properties fo:margin-top="0cm" fo:margin-bottom="0cm" loext:contextual-spacing="false" fo:text-align="center" style:justify-single-word="false" style:page-number="1"/>
    </style:style>
    <style:style style:name="P10" style:family="paragraph" style:parent-style-name="Standard" style:list-style-name="WW8Num1">
      <style:paragraph-properties style:text-autospace="ideograph-alpha">
        <style:tab-stops>
          <style:tab-stop style:position="2.54cm"/>
        </style:tab-stops>
      </style:paragraph-properties>
      <style:text-properties fo:font-size="12pt" style:font-size-asian="12pt" style:font-size-complex="10pt"/>
    </style:style>
    <style:style style:name="P11" style:family="paragraph" style:parent-style-name="Standard">
      <style:text-properties fo:font-size="12pt" fo:language="en" fo:country="IN" style:font-size-asian="12pt" style:font-size-complex="10pt"/>
    </style:style>
    <style:style style:name="P12" style:family="paragraph" style:parent-style-name="Standard">
      <style:text-properties fo:font-size="12pt" fo:language="en" fo:country="IN" fo:font-weight="bold" style:font-size-asian="12pt" style:font-weight-asian="bold" style:font-size-complex="10pt"/>
    </style:style>
    <style:style style:name="P13" style:family="paragraph" style:parent-style-name="Standard">
      <style:text-properties fo:font-size="12pt" fo:font-weight="bold" style:font-size-asian="12pt" style:font-weight-asian="bold" style:font-size-complex="10pt"/>
    </style:style>
    <style:style style:name="P14" style:family="paragraph" style:parent-style-name="Standard" style:list-style-name="WW8Num1">
      <style:paragraph-properties style:text-autospace="ideograph-alpha">
        <style:tab-stops>
          <style:tab-stop style:position="2.54cm"/>
        </style:tab-stops>
      </style:paragraph-properties>
    </style:style>
    <style:style style:name="P15" style:family="paragraph" style:parent-style-name="Standard">
      <style:paragraph-properties fo:margin-left="0cm" fo:margin-right="0cm" fo:text-align="center" style:justify-single-word="false" fo:text-indent="0cm" style:auto-text-indent="false"/>
    </style:style>
    <style:style style:name="P16"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P17" style:family="paragraph" style:parent-style-name="Standard" style:list-style-name="">
      <style:paragraph-properties fo:margin-left="0cm" fo:margin-right="0cm" fo:text-indent="0cm" style:auto-text-indent="false"/>
    </style:style>
    <style:style style:name="P18" style:family="paragraph" style:parent-style-name="Standard" style:list-style-name="">
      <style:paragraph-properties fo:margin-left="0cm" fo:margin-right="0cm" fo:text-indent="0cm" style:auto-text-indent="false"/>
      <style:text-properties fo:language="en" fo:country="IN"/>
    </style:style>
    <style:style style:name="P19" style:family="paragraph" style:parent-style-name="Standard" style:list-style-name="">
      <style:paragraph-properties fo:margin-left="0cm" fo:margin-right="0cm" fo:text-indent="0cm" style:auto-text-indent="false"/>
      <style:text-properties fo:language="en" fo:country="IN" fo:font-weight="bold" style:font-weight-asian="bold" style:font-weight-complex="bold"/>
    </style:style>
    <style:style style:name="P20" style:family="paragraph" style:parent-style-name="Standard">
      <style:paragraph-properties fo:margin-left="0cm" fo:margin-right="0cm" fo:text-indent="0cm" style:auto-text-indent="false"/>
      <style:text-properties fo:font-size="12pt" fo:language="en" fo:country="IN" style:font-size-asian="12pt" style:font-size-complex="10pt"/>
    </style:style>
    <style:style style:name="P21" style:family="paragraph" style:parent-style-name="Standard" style:list-style-name="">
      <style:paragraph-properties fo:margin-left="0cm" fo:margin-right="0cm" fo:text-indent="0cm" style:auto-text-indent="false"/>
      <style:text-properties fo:font-size="12pt" fo:language="en" fo:country="IN" style:font-size-asian="12pt" style:font-size-complex="10pt"/>
    </style:style>
    <style:style style:name="P22" style:family="paragraph" style:parent-style-name="Standard" style:list-style-name="WW8Num2">
      <style:paragraph-properties fo:margin-left="0.635cm" fo:margin-right="0cm" fo:text-indent="-0.635cm" style:auto-text-indent="false"/>
    </style:style>
    <style:style style:name="P23" style:family="paragraph" style:parent-style-name="Standard" style:list-style-name="">
      <style:paragraph-properties fo:margin-left="0cm" fo:margin-right="0cm" fo:text-indent="1.27cm" style:auto-text-indent="false"/>
    </style:style>
    <style:style style:name="P24" style:family="paragraph" style:parent-style-name="Standard" style:list-style-name="">
      <style:paragraph-properties fo:margin-left="0cm" fo:margin-right="0cm" fo:text-indent="1.27cm" style:auto-text-indent="false"/>
      <style:text-properties fo:language="en" fo:country="IN"/>
    </style:style>
    <style:style style:name="P25" style:family="paragraph" style:parent-style-name="Text_20_body_20_indent">
      <style:paragraph-properties fo:margin-left="0cm" fo:margin-right="0cm" fo:text-indent="0cm" style:auto-text-indent="false"/>
      <style:text-properties fo:font-size="14pt" fo:font-weight="bold" style:font-size-asian="14pt" style:font-weight-asian="bold" style:font-size-complex="14pt"/>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language="en" fo:country="IN"/>
    </style:style>
    <style:style style:name="T4" style:family="text">
      <style:text-properties fo:language="en" fo:country="IN" style:text-underline-style="solid" style:text-underline-width="auto" style:text-underline-color="font-color"/>
    </style:style>
    <style:style style:name="T5" style:family="text">
      <style:text-properties fo:language="en" fo:country="IN" style:text-underline-style="none"/>
    </style:style>
    <style:style style:name="T6" style:family="text">
      <style:text-properties fo:language="en" fo:country="IN" fo:font-style="italic" style:text-underline-style="none" style:font-style-asian="italic" style:font-style-complex="italic"/>
    </style:style>
    <style:style style:name="T7" style:family="text">
      <style:text-properties fo:language="en" fo:country="IN" fo:font-style="italic" style:text-underline-style="solid" style:text-underline-width="auto" style:text-underline-color="font-color" style:font-style-asian="italic" style:font-style-complex="italic"/>
    </style:style>
    <style:style style:name="T8" style:family="text">
      <style:text-properties fo:language="en" fo:country="IN" fo:font-style="normal" style:text-underline-style="none" style:font-style-asian="normal" style:font-style-complex="normal"/>
    </style:style>
    <style:style style:name="T9" style:family="text">
      <style:text-properties fo:font-size="12pt" style:font-size-asian="12pt" style:font-size-complex="10pt"/>
    </style:style>
    <style:style style:name="T10" style:family="text">
      <style:text-properties fo:font-size="12pt" style:font-size-asian="12pt" style:font-size-complex="10pt"/>
    </style:style>
    <style:style style:name="T11" style:family="text">
      <style:text-properties fo:font-size="12pt" fo:language="en" fo:country="IN" style:font-size-asian="12pt" style:font-size-complex="10pt"/>
    </style:style>
    <style:style style:name="T12" style:family="text">
      <style:text-properties fo:font-size="12pt" fo:font-weight="bold" style:font-size-asian="12pt" style:font-weight-asian="bold" style:font-size-complex="10pt"/>
    </style:style>
    <style:style style:name="fr1" style:family="graphic" style:parent-style-name="OLE">
      <style:graphic-properties fo:margin-left="0cm" fo:margin-right="0cm" fo:margin-top="0cm" fo:margin-bottom="0cm" style:vertical-pos="top" style:vertical-rel="baseline" fo:padding="0.002cm" fo:border="none" draw:ole-draw-aspect="1" draw:visible-area-top="0cm" draw:visible-area-width="12.097cm" draw:visible-area-height="3.56cm"/>
    </style:style>
    <style:style style:name="fr2" style:family="graphic" style:parent-style-name="OLE">
      <style:graphic-properties fo:margin-left="0cm" fo:margin-right="0cm" fo:margin-top="0cm" fo:margin-bottom="0cm" style:vertical-pos="top" style:vertical-rel="baseline" fo:padding="0.002cm" fo:border="none" draw:ole-draw-aspect="1" draw:visible-area-top="0cm" draw:visible-area-width="9.097cm" draw:visible-area-height="6.491cm"/>
    </style:style>
    <style:style style:name="fr3" style:family="graphic" style:parent-style-name="OLE">
      <style:graphic-properties fo:margin-left="0cm" fo:margin-right="0cm" fo:margin-top="0cm" fo:margin-bottom="0cm" style:vertical-pos="top" style:vertical-rel="baseline" fo:padding="0.002cm" fo:border="none" draw:ole-draw-aspect="1" draw:visible-area-top="0cm" draw:visible-area-width="17.948cm" draw:visible-area-height="14.887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Assignment for Module 10</text:h>
      <text:p text:style-name="Text_20_body_20_indent">The assignment for Module 10 involves problems for schema conversion. Problems 1 to 4 involve the ERD in Figure 1.</text:p>
      <text:p text:style-name="P15"><draw:frame draw:style-name="fr3" draw:name="Object 1" text:anchor-type="as-char" svg:width="13.466cm" svg:height="11.165cm" draw:z-index="0"><draw:object-ole xlink:href="./Object 2" xlink:type="simple" xlink:show="embed" xlink:actuate="onLoad"/><draw:image xlink:href="./ObjectReplacements/Object 2" xlink:type="simple" xlink:show="embed" xlink:actuate="onLoad"/></draw:frame></text:p>
      <text:p text:style-name="Figure_20_Title">Figure 1: ERD for Problems 1 to 4</text:p>
      <text:p text:style-name="P25">1. Requirements for Data Modeling Problems</text:p>
      <text:list xml:id="list667059483" text:style-name="WW8Num2">
        <text:list-item>
          <text:p text:style-name="P22">For the ERD in Figure 1, you should indicate the applications of the entity type rule. For each entity type rule application, you should identify the table name, primary key, and other columns. You do not need to write CREATE TABLE statements.</text:p>
        </text:list-item>
      </text:list>
      <text:p text:style-name="P19">SOLUTION :</text:p>
      <text:p text:style-name="P17"><text:span text:style-name="T3">Student(</text:span><text:span text:style-name="T4">StdNo</text:span><text:span text:style-name="T5">, StdName, StdAddress, StdCity, StdState, StdZip, StdEmail</text:span><text:span text:style-name="T3">)</text:span></text:p>
      <text:p text:style-name="P17"><text:span text:style-name="T3">Institution(</text:span><text:span text:style-name="T4">InstID</text:span><text:span text:style-name="T5">, InstName, InstMascot</text:span><text:span text:style-name="T3">)</text:span></text:p>
      <text:p text:style-name="P17"><text:span text:style-name="T3">Loan(</text:span><text:span text:style-name="T4">LoanNo</text:span><text:span text:style-name="T5">, ProcDate, DisbMethod, DisbBank, DateAuth, NoteValue, Subsidized, Rate</text:span><text:span text:style-name="T3">)</text:span></text:p>
      <text:p text:style-name="P17"><text:soft-page-break/><text:span text:style-name="T3">Lender(</text:span><text:span text:style-name="T4">LanderNo</text:span><text:span text:style-name="T5">, LendName</text:span><text:span text:style-name="T3">)</text:span></text:p>
      <text:p text:style-name="P17"><text:span text:style-name="T3">DisburseLine(</text:span><text:span text:style-name="T4">DateSent</text:span><text:span text:style-name="T5">,Amount, OrigFee, GuarFee</text:span><text:span text:style-name="T3">)</text:span></text:p>
      <text:p text:style-name="P18">Total of 5 Entity Type Rule Appilications</text:p>
      <text:p text:style-name="P18"/>
      <text:list xml:id="list105227936510705" text:continue-numbering="true" text:style-name="WW8Num2">
        <text:list-item>
          <text:p text:style-name="P22">For the ERD in Figure 1, you should indicate applications of the 1-M relationship rule. For each 1-M relationship rule application, you should indicate the changes to the tables you listed in problem 1 including foreign key columns and NOT NULL constraints for foreign keys if necessary.</text:p>
        </text:list-item>
      </text:list>
      <text:p text:style-name="P19">SOLUTION :</text:p>
      <text:p text:style-name="P17"><text:span text:style-name="T3">Student(</text:span><text:span text:style-name="T4">StdNo</text:span><text:span text:style-name="T5">, StdName, StdAddress, StdCity, StdState, StdZip, StdEmail</text:span><text:span text:style-name="T3">)</text:span></text:p>
      <text:p text:style-name="P17"><text:span text:style-name="T3">Institution(</text:span><text:span text:style-name="T4">InstID</text:span><text:span text:style-name="T5">, InstName, InstMascot</text:span><text:span text:style-name="T3">)</text:span></text:p>
      <text:p text:style-name="P17"><text:span text:style-name="T3">Lender(</text:span><text:span text:style-name="T4">LanderNo</text:span><text:span text:style-name="T5">, LendName</text:span><text:span text:style-name="T3">)</text:span></text:p>
      <text:p text:style-name="P17"><text:span text:style-name="T3">Loan(</text:span><text:span text:style-name="T4">LoanNo</text:span><text:span text:style-name="T5">, </text:span><text:span text:style-name="T6">InstID,StdNo, LenderNo, </text:span><text:span text:style-name="T5">ProcDate, DisbMethod, DisbBank, DateAuth, NoteValue, Subsidized, Rate</text:span><text:span text:style-name="T3">)</text:span></text:p>
      <text:p text:style-name="Standard"><text:span text:style-name="T9">FOREIGN KEY(</text:span><text:span text:style-name="T11">InstID</text:span><text:span text:style-name="T9">) REFERENCES </text:span><text:span text:style-name="T11">Institution</text:span></text:p>
      <text:p text:style-name="Standard"><text:span text:style-name="T9">FOREIGN KEY(</text:span><text:span text:style-name="T11">StdNo</text:span><text:span text:style-name="T9">) REFERENCES </text:span><text:span text:style-name="T11">Student</text:span></text:p>
      <text:p text:style-name="Standard"><text:span text:style-name="T9">FOREIGN KEY(</text:span><text:span text:style-name="T11">LenderNo</text:span><text:span text:style-name="T9">) REFERENCES </text:span><text:span text:style-name="T11">Lender</text:span></text:p>
      <text:p text:style-name="P11">InstID NOT NULL</text:p>
      <text:p text:style-name="P11">StdNo NOT NULL</text:p>
      <text:p text:style-name="P11">LenderNo NOT NULL</text:p>
      <text:p text:style-name="P17"><text:span text:style-name="T3">DisburseLine(</text:span><text:span text:style-name="T4">DateSent</text:span><text:span text:style-name="T5">, </text:span><text:span text:style-name="T6">LoanNo, </text:span><text:span text:style-name="T5">Amount, OrigFee, GuarFee</text:span><text:span text:style-name="T3">)</text:span></text:p>
      <text:p text:style-name="Standard"><text:span text:style-name="T9">FOREIGN KEY(</text:span><text:span text:style-name="T11">LoanNo</text:span><text:span text:style-name="T9">) REFERENCES </text:span><text:span text:style-name="T11">Loan</text:span></text:p>
      <text:p text:style-name="P11">LoanNo NOT NULL</text:p>
      <text:p text:style-name="P18">Total Four 1-M Relationship Rule Appilications</text:p>
      <text:p text:style-name="P18"/>
      <text:list xml:id="list105228267429553" text:continue-numbering="true" text:style-name="WW8Num2">
        <text:list-item>
          <text:p text:style-name="P22"><text:soft-page-break/>For the ERD in Figure 1, you should indicate applications of the M-N relationship rule. For each M-N relationship rule application, you should list the table name, primary key, and other columns.</text:p>
        </text:list-item>
      </text:list>
      <text:p text:style-name="P19">SOLUTION: </text:p>
      <text:p text:style-name="P24">No M-N Relationship is present, so Zero M-N Relationship Rule Appilications</text:p>
      <text:p text:style-name="P24"/>
      <text:list xml:id="list105228198274955" text:continue-numbering="true" text:style-name="WW8Num2">
        <text:list-item>
          <text:p text:style-name="P22">For the ERD in Figure 1, you should indicate applications of the identifying relationship rule. For each identifying relationship rule application, you should indicate the changes to the tables you listed in problem 2.</text:p>
        </text:list-item>
      </text:list>
      <text:p text:style-name="P19">SOLUTION :</text:p>
      <text:p text:style-name="P17"><text:span text:style-name="T3">Student(</text:span><text:span text:style-name="T4">StdNo</text:span><text:span text:style-name="T5">, StdName, StdAddress, StdCity, StdState, StdZip, StdEmail</text:span><text:span text:style-name="T3">)</text:span></text:p>
      <text:p text:style-name="P17"><text:span text:style-name="T3">Institution(</text:span><text:span text:style-name="T4">InstID</text:span><text:span text:style-name="T5">, InstName, InstMascot</text:span><text:span text:style-name="T3">)</text:span></text:p>
      <text:p text:style-name="P17"><text:span text:style-name="T3">Lender(</text:span><text:span text:style-name="T4">LanderNo</text:span><text:span text:style-name="T5">, LendName</text:span><text:span text:style-name="T3">)</text:span></text:p>
      <text:p text:style-name="P17"><text:span text:style-name="T3">Loan(</text:span><text:span text:style-name="T4">LoanNo</text:span><text:span text:style-name="T5">, </text:span><text:span text:style-name="T6">InstID,StdNo, LenderNo, </text:span><text:span text:style-name="T5">ProcDate, DisbMethod, DisbBank, DateAuth, NoteValue, Subsidized, Rate</text:span><text:span text:style-name="T3">)</text:span></text:p>
      <text:p text:style-name="Standard"><text:span text:style-name="T9">FOREIGN KEY(</text:span><text:span text:style-name="T11">InstID</text:span><text:span text:style-name="T9">) REFERENCES </text:span><text:span text:style-name="T11">Institution</text:span></text:p>
      <text:p text:style-name="Standard"><text:span text:style-name="T9">FOREIGN KEY(</text:span><text:span text:style-name="T11">StdNo</text:span><text:span text:style-name="T9">) REFERENCES </text:span><text:span text:style-name="T11">Student</text:span></text:p>
      <text:p text:style-name="Standard"><text:span text:style-name="T9">FOREIGN KEY(</text:span><text:span text:style-name="T11">LenderNo</text:span><text:span text:style-name="T9">) REFERENCES </text:span><text:span text:style-name="T11">Lender</text:span></text:p>
      <text:p text:style-name="P11">InstID NOT NULL</text:p>
      <text:p text:style-name="P11">StdNo NOT NULL</text:p>
      <text:p text:style-name="P11">LenderNo NOT NULL</text:p>
      <text:p text:style-name="P17"><text:span text:style-name="T3">DisburseLine(</text:span><text:span text:style-name="T4">DateSent</text:span><text:span text:style-name="T5">, </text:span><text:span text:style-name="T7">LoanNo</text:span><text:span text:style-name="T6">, </text:span><text:span text:style-name="T5">Amount, OrigFee, GuarFee</text:span><text:span text:style-name="T3">)</text:span></text:p>
      <text:p text:style-name="P23"><text:span text:style-name="T9">FOREIGN KEY(</text:span><text:span text:style-name="T11">LoanNo</text:span><text:span text:style-name="T9">) REFERENCES </text:span><text:span text:style-name="T11">Loan</text:span></text:p>
      <text:p text:style-name="P21">Only 1 Identifying Relationship rule appilication is present. </text:p>
      <text:p text:style-name="P21">Here LoanNo is made to Primary Key. Hence NOT NULL constraint can be removed.</text:p>
      <text:p text:style-name="P21"><text:soft-page-break/></text:p>
      <text:list xml:id="list105227099258361" text:continue-numbering="true" text:style-name="WW8Num2">
        <text:list-item>
          <text:p text:style-name="P22">Convert the ERD<text:alphabetical-index-mark text:string-value="ERD"/> shown in Figure 2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1"><draw:frame draw:style-name="fr2" draw:name="Object 2" text:anchor-type="as-char" svg:width="6.832cm" svg:height="4.854cm" draw:z-index="1"><draw:object-ole xlink:href="./Object 4" xlink:type="simple" xlink:show="embed" xlink:actuate="onLoad"/><draw:image xlink:href="./ObjectReplacements/Object 4" xlink:type="simple" xlink:show="embed" xlink:actuate="onLoad"/></draw:frame></text:p>
      <text:p text:style-name="Figure_20_Title">Figure 2: ERD for Conversion Problem 5</text:p>
      <text:p text:style-name="P3">SOLUTION:</text:p>
      <text:p text:style-name="P2"><text:span text:style-name="T3">Account(</text:span><text:span text:style-name="T4">Acctid</text:span><text:span text:style-name="T5">, </text:span><text:span text:style-name="T6">DecomposedAccount</text:span><text:span text:style-name="T5">,AcctName, Balance</text:span><text:span text:style-name="T3">)</text:span></text:p>
      <text:p text:style-name="Standard"><text:span text:style-name="T9">FOREIGN KEY(</text:span><text:span text:style-name="T11">DecomposedAccount</text:span><text:span text:style-name="T9">) REFERENCES </text:span><text:span text:style-name="T11">Account</text:span></text:p>
      <text:p text:style-name="P12"/>
      <text:p text:style-name="P13">Conversion rules</text:p>
      <text:list xml:id="list618535077" text:style-name="WW8Num1">
        <text:list-item>
          <text:p text:style-name="P10">Use the entity type rule to convert each entity type</text:p>
        </text:list-item>
        <text:list-item>
          <text:p text:style-name="P14"><text:span text:style-name="T9">Use the 1-M relationship rule for </text:span><text:span text:style-name="T11">the</text:span><text:span text:style-name="T9"> relationship</text:span></text:p>
        </text:list-item>
      </text:list>
      <text:p text:style-name="P20"/>
      <text:p text:style-name="P6"/>
      <text:list xml:id="list105228805150800" text:continue-list="list105227099258361" text:style-name="WW8Num2">
        <text:list-item>
          <text:p text:style-name="P22">Convert the ERD<text:alphabetical-index-mark text:string-value="ERD"/> shown in Figure 3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16"><text:soft-page-break/><draw:frame draw:style-name="fr1" draw:name="Object 3" text:anchor-type="as-char" svg:width="9.077cm" svg:height="2.672cm" draw:z-index="2"><draw:object-ole xlink:href="./Object 6" xlink:type="simple" xlink:show="embed" xlink:actuate="onLoad"/><draw:image xlink:href="./ObjectReplacements/Object 6" xlink:type="simple" xlink:show="embed" xlink:actuate="onLoad"/></draw:frame></text:p>
      <text:p text:style-name="Figure_20_Title">Figure 3: ERD for Conversion Problem 6</text:p>
      <text:p text:style-name="P4">SOLUTION:</text:p>
      <text:p text:style-name="P5"><text:span text:style-name="T3">Owner(</text:span><text:span text:style-name="T4">OwnId</text:span><text:span text:style-name="T5">, OwnName, OwnPhone</text:span><text:span text:style-name="T3">)</text:span></text:p>
      <text:p text:style-name="P5"><text:span text:style-name="T3">Property(</text:span><text:span text:style-name="T4">PropId</text:span><text:span text:style-name="T5">, BldgName, UnitNo, Bdrms</text:span><text:span text:style-name="T3">)</text:span></text:p>
      <text:p text:style-name="P5"><text:span text:style-name="T3">Shares(</text:span><text:span text:style-name="T7">OwnId</text:span><text:span text:style-name="T6">, </text:span><text:span text:style-name="T7">PropId</text:span><text:span text:style-name="T8">, StartWeek, EndWeek</text:span><text:span text:style-name="T3">)</text:span></text:p>
      <text:p text:style-name="Standard"><text:span text:style-name="T9">FOREIGN KEY(</text:span><text:span text:style-name="T11">OwnId</text:span><text:span text:style-name="T9">) REFERENCES </text:span><text:span text:style-name="T11">Account</text:span></text:p>
      <text:p text:style-name="Standard"><text:span text:style-name="T9">FOREIGN KEY(</text:span><text:span text:style-name="T11">PropId</text:span><text:span text:style-name="T9">) REFERENCES </text:span><text:span text:style-name="T11">Account</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charset="x-symbol"/>
    <style:font-face style:name="Symbol" svg:font-family="Symbol" style:font-family-generic="roman" style:font-charset="x-symbol"/>
    <style:font-face style:name="Lohit Devanagari1" svg:font-family="'Lohit Devanagari'"/>
    <style:font-face style:name="SimSun" svg:font-family="SimSun"/>
    <style:font-face style:name="Courier New" svg:font-family="'Courier New'" style:font-family-generic="modern"/>
    <style:font-face style:name="Times New Roman" svg:font-family="'Times New Roman'" style:font-family-generic="roman"/>
    <style:font-face style:name="Arial" svg:font-family="Arial" style:font-family-generic="swiss"/>
    <style:font-face style:name="Calibri" svg:font-family="Calibri"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fo:font-size="12pt" fo:language="en" fo:country="US" style:font-name-asian="SimSun" style:font-family-asian="SimSun" style:font-size-asian="12pt" style:language-asian="en" style:country-asian="US" style:font-name-complex="Times New Roman" style:font-family-complex="'Times New Roman'" style:font-family-generic-complex="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fo:font-size="14pt" fo:font-weight="bold" style:letter-kerning="true" style:font-size-asian="14pt" style:font-weight-asian="bold" style:font-name-complex="Arial" style:font-family-complex="Arial" style:font-family-generic-complex="swis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fo:font-size="12pt" fo:font-style="italic" fo:font-weight="bold" style:font-size-asian="12pt" style:font-style-asian="italic" style:font-weight-asian="bold" style:font-name-complex="Arial" style:font-family-complex="Arial" style:font-family-generic-complex="swiss"/>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fo:font-size="13pt" fo:font-style="italic" fo:font-weight="bold" style:font-name-asian="Times New Roman" style:font-family-asian="'Times New Roman'" style:font-family-generic-asian="roman" style:font-size-asian="13pt" style:font-style-asian="italic" style:font-weight-asian="bold" style:font-name-complex="Times New Roman" style:font-family-complex="'Times New Roman'" style:font-family-generic-complex="roman" style:font-size-complex="13pt" style:font-style-complex="italic" style:font-weight-complex="bold"/>
    </style:style>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Balloon_20_Text" style:display-name="Balloon Text" style:family="paragraph" style:parent-style-name="Standard">
      <style:paragraph-properties fo:line-height="100%"/>
      <style:text-properties style:font-name="Tahoma" fo:font-family="Tahoma" style:font-family-generic="swiss" fo:font-size="8pt" style:font-size-asian="8pt" style:font-name-complex="Tahoma" style:font-family-complex="Tahoma" style:font-family-generic-complex="swiss" style:font-size-complex="8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Note_20_Heading" style:display-name="Note Heading"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fo:font-size="10pt" style:font-size-asian="10pt" style:font-name-complex="Tahoma" style:font-family-complex="Tahoma" style:font-family-generic-complex="swiss"/>
    </style:style>
    <style:style style:name="Text_20_body_20_indent" style:display-name="Text body indent" style:family="paragraph" style:parent-style-name="Standard" style:class="text"/>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WW8Num1z0" style:family="text">
      <style:text-properties style:font-name="Wingdings" fo:font-family="Wingdings" style:font-charset="x-symbol" fo:font-size="12pt" style:text-underline-style="none" style:font-size-asian="12pt" style:font-name-complex="Wingdings" style:font-family-complex="Wingdings" style:font-charset-complex="x-symbol" style:font-size-complex="10pt"/>
    </style:style>
    <style:style style:name="WW8Num1z1" style:family="text">
      <style:text-properties style:font-name="Courier New" fo:font-family="'Courier New'" style:font-family-generic="modern" style:text-underline-style="none"/>
    </style:style>
    <style:style style:name="WW8Num1z3" style:family="text">
      <style:text-properties style:font-name="Symbol" fo:font-family="Symbol" style:font-family-generic="roman" style:font-charset="x-symbol" style:text-underline-style="none" style:font-name-complex="Symbol" style:font-family-complex="Symbol" style:font-family-generic-complex="roman"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Heading_20_5_20_Char" style:display-name="Heading 5 Char" style:family="text">
      <style:text-properties style:font-name="Calibri" fo:font-family="Calibri" style:font-family-generic="swiss" fo:font-size="13pt" fo:font-style="italic" fo:font-weight="bold" style:font-name-asian="Times New Roman" style:font-family-asian="'Times New Roman'" style:font-family-generic-asian="roman" style:font-size-asian="13pt" style:font-style-asian="italic" style:font-weight-asian="bold" style:font-name-complex="Times New Roman" style:font-family-complex="'Times New Roman'" style:font-family-generic-complex="roman" style:font-size-complex="13pt" style:font-style-complex="italic" style:font-weight-complex="bold"/>
    </style:style>
    <style:style style:name="Balloon_20_Text_20_Char" style:display-name="Balloon Text Char" style:family="text">
      <style:text-properties style:font-name="Tahoma" fo:font-family="Tahoma" style:font-family-generic="swiss" fo:font-size="8pt" style:font-size-asian="8pt" style:font-name-complex="Tahoma" style:font-family-complex="Tahoma" style:font-family-generic-complex="swiss" style:font-size-complex="8pt"/>
    </style:style>
    <style:style style:name="Note_20_Heading_20_Char" style:display-name="Note Heading Char" style:family="text">
      <style:text-properties fo:font-size="12pt"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1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month/>
      <number:text>/</number:text>
      <number:day/>
      <number:text>/</number:text>
      <number:year number:style="long"/>
    </number:date-style>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tab-stops>
          <style:tab-stop style:position="7.62cm" style:type="center"/>
          <style:tab-stop style:position="15.24cm" style:type="right"/>
        </style:tab-stops>
      </style:paragraph-properties>
    </style:style>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ssignment 2</dc:title>
    <meta:initial-creator>Michael Mannino</meta:initial-creator>
    <meta:creation-date>1998-01-23T02:35:00</meta:creation-date>
    <dc:date>2022-05-23T10:52:26.712639454</dc:date>
    <meta:print-date>2015-08-25T02:24:00</meta:print-date>
    <meta:editing-cycles>216</meta:editing-cycles>
    <meta:editing-duration>P30DT1M56S</meta:editing-duration>
    <meta:document-statistic meta:table-count="0" meta:image-count="0" meta:object-count="3" meta:page-count="5" meta:paragraph-count="66" meta:word-count="542" meta:character-count="3858" meta:non-whitespace-character-count="3383"/>
    <meta:generator>LibreOffice/6.4.7.2$Linux_X86_64 LibreOffice_project/40$Build-2</meta:generator>
    <meta:user-defined meta:name="KSOProductBuildVer">1033-11.2.0.9718</meta:user-defined>
  </office:meta>
</office:document-meta>
</file>